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:dlig=0" svg:font-family="'Liberation Sans:dlig=0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8cm" fo:min-width="2.2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7cm" fo:min-width="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draw:textarea-vertical-align="top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11cm" fo:min-width="2.2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draw:textarea-vertical-align="top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11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11cm" fo:min-width="2.2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5cm" fo:min-width="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draw:textarea-vertical-align="top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draw:textarea-vertical-align="top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11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draw:textarea-vertical-align="top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7cm" fo:min-width="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draw:textarea-vertical-align="top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7cm" fo:min-width="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11cm" fo:min-width="2.2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draw:textarea-vertical-align="top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draw:textarea-vertical-align="top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7cm" fo:min-width="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draw:textarea-vertical-align="top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draw:textarea-vertical-align="top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draw:textarea-vertical-align="bottom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75cm" fo:min-width="10.5cm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8cm" fo:min-width="2.2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language="en" fo:country="GB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Mangal" style:font-size-complex="7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language="en" fo:country="GB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Mangal" style:font-size-complex="7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Mangal" style:font-size-complex="6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Mangal" style:font-size-complex="6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language="en" fo:country="GB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Mangal" style:font-size-complex="6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language="en" fo:country="GB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Mangal" style:font-size-complex="6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.5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Mangal" style:font-size-complex="7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Mangal" style:font-size-complex="7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end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Mangal" style:font-size-complex="6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Mangal" style:font-size-complex="6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.5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.5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Mangal" style:font-size-complex="6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.5cm" fo:margin-right="0cm" fo:margin-top="0cm" fo:margin-bottom="0cm" fo:line-height="100%" fo:text-align="end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language="en" fo:country="GB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Mangal" style:font-size-complex="7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language="en" fo:country="GB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Mangal" style:font-size-complex="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name="Start-End" draw:style-name="gr1" draw:text-style-name="P2" xml:id="id3" draw:id="id3" draw:layer="layout" svg:width="3cm" svg:height="0.75cm" svg:x="4.8cm" svg:y="5.45cm">
          <text:p text:style-name="P1"><text:span text:style-name="T1">Débu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Decision" draw:style-name="gr2" draw:text-style-name="P4" xml:id="id1" draw:id="id1" draw:layer="layout" svg:width="3cm" svg:height="1.44cm" svg:x="4.8cm" svg:y="8.76cm">
          <text:p text:style-name="P3"><text:span text:style-name="T2">Détection 1750 Hz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-Standard" draw:style-name="gr3" draw:text-style-name="P6" draw:layer="layout" svg:x1="7.8cm" svg:y1="9.48cm" svg:x2="15.6cm" svg:y2="10.7cm" draw:start-shape="id1" draw:start-glue-point="7" draw:end-shape="id2" draw:end-glue-point="4" svg:d="M7800 9480h7800v1220" svg:viewBox="0 0 7801 1221">
          <text:p text:style-name="P5"><text:span text:style-name="T3">Non</text:span></text:p>
        </draw:connector>
        <draw:connector draw:name="Connector" draw:style-name="gr4" draw:text-style-name="P7" draw:layer="layout" svg:x1="6.3cm" svg:y1="6.2cm" svg:x2="6.3cm" svg:y2="6.95cm" draw:start-shape="id3" draw:start-glue-point="6" draw:end-shape="id4" draw:end-glue-point="4" svg:d="M6300 6200v750" svg:viewBox="0 0 1 751">
          <text:p/>
        </draw:connector>
        <draw:custom-shape draw:name="Process" draw:style-name="gr5" draw:text-style-name="P9" xml:id="id5" draw:id="id5" draw:layer="layout" svg:width="2.75cm" svg:height="0.961cm" svg:x="4.925cm" svg:y="11.239cm">
          <text:p text:style-name="P8"><text:span text:style-name="T4">Annonce</text:span></text:p>
          <text:p text:style-name="P8"><text:span text:style-name="T4">Débu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1" draw:style-name="gr6" draw:text-style-name="P11" draw:layer="layout" svg:x1="6.3cm" svg:y1="10.2cm" svg:x2="6.3cm" svg:y2="11.239cm" draw:start-shape="id1" draw:start-glue-point="6" draw:end-shape="id5" draw:end-glue-point="4" svg:d="M6300 10200v1039" svg:viewBox="0 0 1 1040">
          <text:p text:style-name="P10"><text:span text:style-name="T5">O</text:span><text:span text:style-name="T5">u</text:span><text:span text:style-name="T5">i</text:span></text:p>
        </draw:connector>
        <draw:custom-shape draw:name="Process 1" draw:style-name="gr7" draw:text-style-name="P9" xml:id="id7" draw:id="id7" draw:layer="layout" svg:width="3cm" svg:height="0.961cm" svg:x="4.8cm" svg:y="12.989cm">
          <text:p text:style-name="P8"><text:span text:style-name="T4">Mode Répéteur</text:span></text:p>
          <text:p text:style-name="P8"><text:span text:style-name="T4">(Recopie de la BF en entrée</text:span></text:p>
          <text:p text:style-name="P8"><text:span text:style-name="T4">sur la sortie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2" draw:style-name="gr8" draw:text-style-name="P9" xml:id="id4" draw:id="id4" draw:layer="layout" svg:width="2.75cm" svg:height="0.961cm" svg:x="4.925cm" svg:y="6.95cm">
          <text:p text:style-name="P8"><text:span text:style-name="T4">Standb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2" draw:style-name="gr9" draw:text-style-name="P7" draw:layer="layout" svg:x1="6.3cm" svg:y1="7.911cm" svg:x2="6.3cm" svg:y2="8.76cm" draw:start-shape="id4" draw:start-glue-point="6" draw:end-shape="id1" draw:end-glue-point="4" svg:d="M6300 7911v849" svg:viewBox="0 0 1 850">
          <text:p/>
        </draw:connector>
        <draw:custom-shape draw:name="Decision 1" draw:style-name="gr10" draw:text-style-name="P4" xml:id="id2" draw:id="id2" draw:layer="layout" svg:width="3cm" svg:height="1.5cm" svg:x="14.1cm" svg:y="10.7cm">
          <text:p text:style-name="P3"><text:span text:style-name="T2">Standby depuis 15 Mi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3" draw:style-name="gr11" draw:text-style-name="P13" draw:layer="layout" draw:line-skew="0.883cm 4.524cm" svg:x1="17.1cm" svg:y1="11.45cm" svg:x2="6.301cm" svg:y2="22.251cm" draw:start-shape="id2" draw:start-glue-point="7" draw:end-shape="id6" draw:end-glue-point="4" svg:d="M17100 11450h1150v10300h-11949v501" svg:viewBox="0 0 11950 10802">
          <text:p text:style-name="P12"><text:span text:style-name="T3">Non</text:span></text:p>
        </draw:connector>
        <draw:connector draw:name="Connector 4" draw:style-name="gr12" draw:text-style-name="P11" draw:layer="layout" svg:x1="6.3cm" svg:y1="12.2cm" svg:x2="6.3cm" svg:y2="12.989cm" draw:start-shape="id5" draw:start-glue-point="6" draw:end-shape="id7" draw:end-glue-point="4" svg:d="M6300 12200v789" svg:viewBox="0 0 1 790">
          <text:p text:style-name="P10"><text:span text:style-name="T5"/></text:p>
        </draw:connector>
        <draw:custom-shape draw:name="Process 3" draw:style-name="gr13" draw:text-style-name="P9" xml:id="id8" draw:id="id8" draw:layer="layout" svg:width="3cm" svg:height="0.961cm" svg:x="14.1cm" svg:y="12.95cm">
          <text:p text:style-name="P8"><text:span text:style-name="T4">Annonce QRZ en CW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5" draw:style-name="gr14" draw:text-style-name="P6" draw:layer="layout" svg:x1="15.6cm" svg:y1="12.2cm" svg:x2="15.6cm" svg:y2="12.95cm" draw:start-shape="id2" draw:start-glue-point="6" draw:end-shape="id8" draw:end-glue-point="4" svg:d="M15600 12200v750" svg:viewBox="0 0 1 751">
          <text:p text:style-name="P14"><text:span text:style-name="T3">Oui</text:span></text:p>
        </draw:connector>
        <draw:connector draw:name="Connector 6" draw:style-name="gr15" draw:text-style-name="P7" draw:layer="layout" draw:line-skew="3.669cm" svg:x1="15.6cm" svg:y1="13.911cm" svg:x2="6.301cm" svg:y2="22.251cm" draw:start-shape="id8" draw:start-glue-point="6" draw:end-shape="id6" draw:end-glue-point="4" svg:d="M15600 13911v7839h-9299v501" svg:viewBox="0 0 9300 8341">
          <text:p/>
        </draw:connector>
        <draw:custom-shape draw:name="Decision 2" draw:style-name="gr16" draw:text-style-name="P4" xml:id="id9" draw:id="id9" draw:layer="layout" svg:width="3cm" svg:height="1.44cm" svg:x="4.8cm" svg:y="15.7cm">
          <text:p text:style-name="P3"><text:span text:style-name="T2">Porteuse détectée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7" draw:style-name="gr17" draw:text-style-name="P11" draw:layer="layout" svg:x1="6.3cm" svg:y1="13.95cm" svg:x2="6.3cm" svg:y2="15.7cm" draw:start-shape="id7" draw:start-glue-point="6" draw:end-shape="id9" draw:end-glue-point="4" svg:d="M6300 13950v1750" svg:viewBox="0 0 1 1751">
          <text:p text:style-name="P10"><text:span text:style-name="T5"/></text:p>
        </draw:connector>
        <draw:custom-shape draw:name="Decision 3" draw:style-name="gr18" draw:text-style-name="P4" xml:id="id10" draw:id="id10" draw:layer="layout" svg:width="3cm" svg:height="1.44cm" svg:x="4.8cm" svg:y="17.86cm">
          <text:p text:style-name="P3"><text:span text:style-name="T2">Mode RPT depuis</text:span></text:p>
          <text:p text:style-name="P3"><text:span text:style-name="T2">180 Sec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Process 4" draw:style-name="gr19" draw:text-style-name="P9" xml:id="id11" draw:id="id11" draw:layer="layout" svg:width="2.75cm" svg:height="0.961cm" svg:x="4.925cm" svg:y="20.5cm">
          <text:p text:style-name="P8"><text:span text:style-name="T4">Annonce</text:span></text:p>
          <text:p text:style-name="P8"><text:span text:style-name="T4">F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9" draw:style-name="gr20" draw:text-style-name="P7" draw:layer="layout" draw:line-skew="-0.735cm -0.273cm" svg:x1="4.8cm" svg:y1="18.58cm" svg:x2="6.3cm" svg:y2="12.989cm" draw:start-shape="id10" draw:start-glue-point="5" draw:end-shape="id7" draw:end-glue-point="4" svg:d="M4800 18580h-1000v-6130h2500v539" svg:viewBox="0 0 2501 6131">
          <text:p/>
        </draw:connector>
        <draw:connector draw:name="Connector 10" draw:style-name="gr21" draw:text-style-name="P6" draw:layer="layout" svg:x1="6.3cm" svg:y1="17.14cm" svg:x2="6.3cm" svg:y2="17.86cm" draw:start-shape="id9" draw:start-glue-point="6" draw:end-shape="id10" draw:end-glue-point="4" svg:d="M6300 17140v720" svg:viewBox="0 0 1 721">
          <text:p text:style-name="P15"><text:span text:style-name="T3">Oui</text:span></text:p>
        </draw:connector>
        <draw:connector draw:name="Connector 12" draw:style-name="gr22" draw:text-style-name="P7" draw:layer="layout" svg:x1="6.3cm" svg:y1="21.461cm" svg:x2="6.301cm" svg:y2="22.251cm" draw:start-shape="id11" draw:start-glue-point="6" draw:end-shape="id6" draw:end-glue-point="4" svg:d="M6300 21461v396h1v394" svg:viewBox="0 0 2 791">
          <text:p/>
        </draw:connector>
        <draw:connector draw:name="Connector 11" draw:style-name="gr23" draw:text-style-name="P6" draw:layer="layout" svg:x1="6.3cm" svg:y1="19.3cm" svg:x2="6.3cm" svg:y2="20.5cm" draw:start-shape="id10" draw:start-glue-point="6" draw:end-shape="id11" draw:end-glue-point="4" svg:d="M6300 19300v1200" svg:viewBox="0 0 1 1201">
          <text:p text:style-name="P15"><text:span text:style-name="T3">Oui</text:span></text:p>
        </draw:connector>
        <draw:custom-shape draw:name="Decision 4" draw:style-name="gr24" draw:text-style-name="P4" xml:id="id12" draw:id="id12" draw:layer="layout" svg:width="3cm" svg:height="1.44cm" svg:x="9cm" svg:y="17.86cm">
          <text:p text:style-name="P3"><text:span text:style-name="T2">Pas de porteuse</text:span></text:p>
          <text:p text:style-name="P3"><text:span text:style-name="T2">Depuis 10 Sec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8" draw:style-name="gr25" draw:text-style-name="P16" draw:layer="layout" svg:x1="7.8cm" svg:y1="16.42cm" svg:x2="10.5cm" svg:y2="17.86cm" draw:start-shape="id9" draw:start-glue-point="7" draw:end-shape="id12" draw:end-glue-point="4" svg:d="M7800 16420h2700v1440" svg:viewBox="0 0 2701 1441">
          <text:p text:style-name="P5"><text:span text:style-name="T3">N</text:span><text:span text:style-name="T3">o</text:span><text:span text:style-name="T3">n</text:span></text:p>
        </draw:connector>
        <draw:connector draw:name="Connector 13" draw:style-name="gr26" draw:text-style-name="P6" draw:layer="layout" draw:line-skew="-0.15cm" svg:x1="10.5cm" svg:y1="19.3cm" svg:x2="6.3cm" svg:y2="20.5cm" draw:start-shape="id12" draw:start-glue-point="6" draw:end-shape="id11" draw:end-glue-point="4" svg:d="M10500 19300v450h-4200v750" svg:viewBox="0 0 4201 1201">
          <text:p text:style-name="P17"><text:span text:style-name="T3">Oui</text:span></text:p>
        </draw:connector>
        <draw:connector draw:name="Connector 14" draw:style-name="gr27" draw:text-style-name="P16" draw:layer="layout" draw:line-skew="0.734cm -0.273cm" svg:x1="12cm" svg:y1="18.58cm" svg:x2="6.3cm" svg:y2="12.989cm" draw:start-shape="id12" draw:start-glue-point="7" draw:end-shape="id7" draw:end-glue-point="4" svg:d="M12000 18580h1000v-6130h-6700v539" svg:viewBox="0 0 6701 6131">
          <text:p text:style-name="P12"><text:span text:style-name="T3">Non</text:span></text:p>
        </draw:connector>
        <draw:custom-shape draw:style-name="gr28" draw:text-style-name="P18" draw:layer="layout" svg:width="11cm" svg:height="1cm" svg:x="5cm" svg:y="1.5cm">
          <text:p text:style-name="P18">Logigramme Séquence Répéteur</text:p>
          <draw:enhanced-geometry svg:viewBox="0 0 21600 21600" draw:type="rectangle" draw:enhanced-path="M 0 0 L 21600 0 21600 21600 0 21600 0 0 Z N"/>
        </draw:custom-shape>
        <draw:custom-shape draw:name="Start-End 1" draw:style-name="gr29" draw:text-style-name="P2" xml:id="id6" draw:id="id6" draw:layer="layout" svg:width="3cm" svg:height="0.75cm" svg:x="4.801cm" svg:y="22.251cm">
          <text:p text:style-name="P1"><text:span text:style-name="T1">Fin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:dlig=0" svg:font-family="'Liberation Sans:dlig=0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width="true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:dlig=0" fo:font-family="'Liberation Sans:dlig=0'" style:font-style-name="Normal" style:font-family-generic="swiss" style:font-pitch="variable" fo:font-size="18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1:42:54.098047394</meta:creation-date>
    <dc:date>2025-01-29T13:00:38.300387709</dc:date>
    <meta:editing-duration>PT36M29S</meta:editing-duration>
    <meta:editing-cycles>6</meta:editing-cycles>
    <meta:generator>LibreOffice/24.8.4.2$Linux_X86_64 LibreOffice_project/480$Build-2</meta:generator>
    <meta:document-statistic meta:object-count="29"/>
  </office:meta>
</office:document-meta>
</file>